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roblema: Pretende-se organizar uma LAN Party<text:s/>e para isso necessitam de criar 6sub-redes.<text:s/>Como requisito, <text:s/>cada <text:s/>uma <text:s/>das <text:s/>sub-redes <text:s/>deverá <text:s/>suportar <text:s/>30 <text:s/>hosts(máquinas). <text:s/>A rede<text:s/>principal é 192.168.1.0/24 e tem suporte para 254 hosts.</text:p>
      <text:p text:style-name="Normal">É igual ao que fiz na ficha ex7-sub-redes.</text:p>
      <text:p text:style-name="Normal">A subrede nº 4 apresente um erro. O 1º endereço válido é 192.168.1.97 e não 192.168.1.95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 Teixeira - ALUNO PRT</meta:initial-creator>
    <dc:creator>Ana Teixeira - ALUNO PRT</dc:creator>
    <meta:creation-date>2023-06-16T14:18:00Z</meta:creation-date>
    <dc:date>2023-06-16T14:28:00Z</dc:date>
    <meta:print-date>2023-06-16T14:28:00Z</meta:print-date>
    <meta:template xlink:href="Normal.dotm" xlink:type="simple"/>
    <meta:editing-cycles>8</meta:editing-cycles>
    <meta:editing-duration>PT600S</meta:editing-duration>
    <meta:document-statistic meta:page-count="1" meta:paragraph-count="1" meta:word-count="57" meta:character-count="370" meta:row-count="2" meta:non-whitespace-character-count="314"/>
  </office:meta>
</office:document-meta>
</file>